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öte 15</text:p>
      <text:p text:style-name="P2"><text:line-break/> Date: 15/5<text:line-break/><text:line-break/> Facilitator: <text:s/>Andreas<text:line-break/><text:line-break/> Participants: Johan Gerdin, Andreas Wahlström, Erik Arnebäck, Linnea Wahlström<text:line-break/><text:line-break/>1. Objectives: </text:p>
      <text:p text:style-name="P2"><text:tab/></text:p>
      <text:p text:style-name="P2"><text:tab/>Divide workload of documentation among members.</text:p>
      <text:p text:style-name="P2"><text:line-break/>2. Reports:</text:p>
      <text:p text:style-name="P2"><text:tab/></text:p>
      <text:p text:style-name="P2"><text:tab/>NA<text:line-break/><text:line-break/>3. Discussion items: </text:p>
      <text:p text:style-name="P2"><text:tab/></text:p>
      <text:p text:style-name="P2"><text:tab/>Documentation, who does who.</text:p>
      <text:p text:style-name="P2"/>
      <text:p text:style-name="P2"><text:tab/>Talking about crashes when changing level.</text:p>
      <text:p text:style-name="P2"/>
      <text:p text:style-name="P2"><text:tab/>Level balance. More or less planets.</text:p>
      <text:p text:style-name="P2"/>
      <text:p text:style-name="P2"><text:tab/>How to best conduct test of enemy in regard to physics.</text:p>
      <text:p text:style-name="P2"><text:line-break/>4. Outcomes and assignments: <text:line-break/><text:tab/></text:p>
      <text:p text:style-name="P2"><text:tab/>Andreas: SDD, Secvence diagram UC move</text:p>
      <text:p text:style-name="P2"/>
      <text:p text:style-name="P2"><text:tab/>Johan: Secvence diagram Swallow_entity, UML-model, write background</text:p>
      <text:p text:style-name="P2"/>
      <text:p text:style-name="P2"><text:tab/>Linnea: Correct rapport</text:p>
      <text:p text:style-name="P2"/>
      <text:p text:style-name="P2"><text:tab/>Linnea &amp; johan: test</text:p>
      <text:p text:style-name="P2"><text:tab/></text:p>
      <text:p text:style-name="P2"><text:tab/>Erik: TODO</text:p>
      <text:p text:style-name="P2"/>
      <text:p text:style-name="P3"><text:span text:style-name="T2"><text:tab/><text:line-break/>5. Wrap up: <text:line-break/><text:tab/><text:line-break/><text:tab/>next meeting: Friday 17/5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5T10:27:32.74</dc:date>
    <meta:editing-duration>PT54M22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89" meta:character-count="636"/>
  </office:meta>
</office:document-meta>
</file>